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Legendas</text:span></text:p>
      <text:p text:style-name="P1"/>
      <text:p text:style-name="P1"><text:tab/><text:span text:style-name="T3">Figura Odometria+Laser+Ref</text:span></text:p>
      <text:p text:style-name="Standard"/>
      <text:p text:style-name="Standard"><text:tab/><text:span text:style-name="T1">A figura possui três curvas. A curva em azul mostra a referência, que é um círculo perfeito de raio igual a 0.5 metros. A curva em asteriscos pontilhados mostra a estimativa da posição feita pelo robô através de odometria pela aquisição da velocidade dos motores. A curva em vermelho mostra a posição do robô através de um mapeamento realizado por um sensor laser.</text:span></text:p>
      <text:p text:style-name="Standard"><text:tab/>É visível que enquanto a estimativa do robô segue quase que fielmente a curva de referência (principalmente ao fim do ensaio), a curva real não o faz tão bem. A explicação é que a odometria feita pela velocidade dos motores não leva em conta a derrapagem(fator que causa grande influência sobre o trajeto). Sendo assim, o robô "imagina" que está seguindo a trajetória, quando na verdade este pode estar bem distante da mesma. Além disso, foi posto um obstáculo no caminho do robô, como se pode observar à esquerda da curva vermelha, havendo ruído na curva real. No entando, a odometria sequer percebe a existência do obstáculo.</text:p>
      <text:p text:style-name="Standard"><text:tab/>Por fim, mesmo que a curva real esteja um tanto longe da referência, é visível que esta seja fiel à trajetória circular, mostrando que o controle no ajuste das velocidades e curvaturas é satisfatório.</text:p>
      <text:p text:style-name="Standard"/>
      <text:p text:style-name="Standard"><text:tab/><text:span text:style-name="T4">Figura Laser+Ref(Sem odometria)</text:span></text:p>
      <text:p text:style-name="P1"/>
      <text:p text:style-name="P1"><text:tab/>A figura possui duas curvas. A curva em azul contínuo mostra a referência do robô. A curva em asteriscos pontilhados mostra a posição real do robô através do mapeamento pelo sensor laser. </text:p>
      <text:p text:style-name="Standard"><text:span text:style-name="T1"><text:tab/></text:span><text:span text:style-name="T2">Neste ensaio, não mais obteve-se a estimativa da posição do robô por odometria de velocidade. As posições foram diretamente obtidas pelo sensor laser(que está conectado a uma Raspberry e faz os cálculos necessários para obtenção das posições), e tidas como entrada da malha de controle. É visível que esta curva se adequa à referência bem melhor que a curva pela odometria, mas verifica-se a presença de um grande erro, havendo ainda certa distância entre a trajetória real e a referência.</text:span></text:p>
      <text:p text:style-name="P2"><text:tab/>Acredita-se que através de ajustes dos parâmetros do controlador, seja possível minimizar o erro de forma que o controle seja bem mais confiável. Já se iniciaram ensaios com o ajuste de alguns parâmetros do controlador e percebeu-se uma diferença de menor erro, faltando apenas encontrar o melhor possível.</text:p>
      <text:p text:style-name="P2"/>
      <text:p text:style-name="Standard"><text:span text:style-name="T2"><text:tab/></text:span><text:span text:style-name="T1">Conclusão</text:span></text:p>
      <text:p text:style-name="Standard"><text:span text:style-name="T1"><text:tab/></text:span><text:span text:style-name="T2">Em vista dos dois métodos de controle para o robô móvel, acredita-se que vale a pena investir na obtenção dos dados da posição através do sensor laser, buscando-se os melhores parâmetros de controle de modo que seu uso seja satisfatório e o erro minimiz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M11S</meta:editing-duration>
    <meta:editing-cycles>5</meta:editing-cycles>
    <meta:generator>OpenOffice/4.1.1$Win32 OpenOffice.org_project/411m6$Build-9775</meta:generator>
    <dc:date>2016-02-26T20:12:44.29</dc:date>
    <dc:creator>Marcus Davi do Nascimento Forte</dc:creator>
    <meta:document-statistic meta:table-count="0" meta:image-count="0" meta:object-count="0" meta:page-count="1" meta:paragraph-count="11" meta:word-count="415" meta:character-count="2516"/>
    <meta:user-defined meta:name="Info 1"/>
    <meta:user-defined meta:name="Info 2"/>
    <meta:user-defined meta:name="Info 3"/>
    <meta:user-defined meta:name="Info 4"/>
  </office:meta>
</office:document-meta>
</file>